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cb0" officeooo:paragraph-rsid="0017dcb0"/>
    </style:style>
    <style:style style:name="P2" style:family="paragraph" style:parent-style-name="Standard">
      <style:text-properties officeooo:rsid="0017fb6f" officeooo:paragraph-rsid="0017fb6f"/>
    </style:style>
    <style:style style:name="P3" style:family="paragraph" style:parent-style-name="Standard">
      <style:text-properties officeooo:rsid="001b7697" officeooo:paragraph-rsid="001b7697"/>
    </style:style>
    <style:style style:name="P4" style:family="paragraph" style:parent-style-name="Standard">
      <style:text-properties officeooo:rsid="001d34b3" officeooo:paragraph-rsid="001d34b3"/>
    </style:style>
    <style:style style:name="P5" style:family="paragraph" style:parent-style-name="Standard">
      <style:text-properties officeooo:rsid="001df943" officeooo:paragraph-rsid="001df943"/>
    </style:style>
    <style:style style:name="P6" style:family="paragraph" style:parent-style-name="Standard">
      <style:text-properties officeooo:rsid="001e2501" officeooo:paragraph-rsid="001df943"/>
    </style:style>
    <style:style style:name="T1" style:family="text">
      <style:text-properties officeooo:rsid="0017fb6f"/>
    </style:style>
    <style:style style:name="T2" style:family="text">
      <style:text-properties officeooo:rsid="0019a9ed"/>
    </style:style>
    <style:style style:name="T3" style:family="text">
      <style:text-properties officeooo:rsid="001b7697"/>
    </style:style>
    <style:style style:name="T4" style:family="text">
      <style:text-properties officeooo:rsid="001d3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лавная страница.</text:p>
      <text:p text:style-name="P1">1. Сначала стартовая страница, а потом как? <text:span text:style-name="T1">Логин/регистрация и переадресация на остальные?</text:span></text:p>
      <text:p text:style-name="P2">2. Возможность смены логина на картинку нужна?</text:p>
      <text:p text:style-name="P2">3. Картинки сервисов как должны работать? Вести на сами сервисы или <text:span text:style-name="T2">это просто картинки</text:span>? <text:span text:style-name="T2">Пока сделал ярлыками.</text:span></text:p>
      <text:p text:style-name="P3">4. Смену языка на главной делать? Дизайном не предусмотрено.</text:p>
      <text:p text:style-name="P3"/>
      <text:p text:style-name="P3">Сделать заказ</text:p>
      <text:p text:style-name="P3">1. В выпадающих списках Услуги и Сроки выполнения какие значения задавать?</text:p>
      <text:p text:style-name="P3">2. Сколько максимум дополнительных ссылок может быть? Пока ограничения нет, но есть опасение, что при такой реализации не будет работать.</text:p>
      <text:p text:style-name="P3">3. <text:span text:style-name="T4">Последнее поле так и должно называться? Получается два поля с одинаковым именем.</text:span></text:p>
      <text:p text:style-name="P4">4. Я правильно понял, что содержимое последнего поля должно меняться в зависимости от выбора в выпадающих списках?</text:p>
      <text:p text:style-name="P4"/>
      <text:p text:style-name="P4">Мои заказы</text:p>
      <text:p text:style-name="P4">1. Если заказов много, то они будут бесконечно уходить вниз или нужна пагинация? Например, по 10 заказов на странице.</text:p>
      <text:p text:style-name="P4"/>
      <text:p text:style-name="P4">Цены и услуги</text:p>
      <text:p text:style-name="P5">1. При клике на «Заказать» идёт переадресация на страницу «<text:span text:style-name="T3">Сделать заказ</text:span>».</text:p>
      <text:p text:style-name="P5"/>
      <text:p text:style-name="P5">Новости.</text:p>
      <text:p text:style-name="P5">1. Нужна ли пагинация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9:41:52.750000000</meta:creation-date>
    <meta:generator>LibreOffice/6.0.3.2$Windows_X86_64 LibreOffice_project/8f48d515416608e3a835360314dac7e47fd0b821</meta:generator>
    <dc:date>2019-09-11T22:24:24.881000000</dc:date>
    <meta:editing-duration>PT2H22M8S</meta:editing-duration>
    <meta:editing-cycles>7</meta:editing-cycles>
    <meta:document-statistic meta:table-count="0" meta:image-count="0" meta:object-count="0" meta:page-count="1" meta:paragraph-count="16" meta:word-count="150" meta:character-count="989" meta:non-whitespace-character-count="855"/>
  </office:meta>
</office:document-meta>
</file>